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_oclock_20200408094844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EasyEDA Footprint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3231MZ+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150M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C2,C6</text:p>
          </table:table-cell>
          <table:table-cell office:value-type="string" calcext:value-type="string">
            <text:p>0805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CR2032-THRU-N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(SOT-23-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0805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0805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tiny85-20S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P8-LARGE-P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805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SC341J-LF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KSC341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,C3,C4</text:p>
          </table:table-cell>
          <table:table-cell table:style-name="ce3"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S2812B-mini_FIXED</text:p>
          </table:table-cell>
          <table:table-cell office:value-type="string" calcext:value-type="string">
            <text:p>LED1,LED2,LED3,LED9,LED5,LED6,LED7,LED8,LED4</text:p>
          </table:table-cell>
          <table:table-cell office:value-type="string" calcext:value-type="string">
            <text:p>3535 NEOPIXEL_FIXED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09:52:35.957000000</dc:date>
    <meta:editing-duration>PT3M25S</meta:editing-duration>
    <meta:editing-cycles>4</meta:editing-cycles>
    <meta:generator>LibreOffice/5.4.2.2$Windows_x86 LibreOffice_project/22b09f6418e8c2d508a9eaf86b2399209b0990f4</meta:generator>
    <meta:document-statistic meta:table-count="1" meta:cell-count="60" meta:object-count="0"/>
  </office:meta>
</office:document-meta>
</file>